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/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 fo:font-weight="bold" style:font-weight-asian="bold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 fo:font-weight="bold" style:font-weight-asian="bold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 fo:font-weight="bold" style:font-weight-asian="bold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P11" style:parent-style-name="Standard" style:family="paragraph">
      <style:text-properties style:font-name="Times New Roman"/>
    </style:style>
    <style:style style:name="P12" style:parent-style-name="Standard" style:family="paragraph">
      <style:text-properties style:font-name="Times New Roman"/>
    </style:style>
    <style:style style:name="P13" style:parent-style-name="Standard" style:family="paragraph">
      <style:text-properties style:font-name="Times New Roman"/>
    </style:style>
    <style:style style:name="P14" style:parent-style-name="Standard" style:family="paragraph">
      <style:text-properties style:font-name="Times New Roman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 fo:font-weight="bold" style:font-weight-asian="bold"/>
    </style:style>
    <style:style style:name="P17" style:parent-style-name="Standard" style:family="paragraph">
      <style:text-properties style:font-name="Times New Roman"/>
    </style:style>
    <style:style style:name="P18" style:parent-style-name="Standard" style:family="paragraph">
      <style:text-properties style:font-name="Times New Roman"/>
    </style:style>
    <style:style style:name="P19" style:parent-style-name="Standard" style:family="paragraph">
      <style:text-properties style:font-name="Times New Roman"/>
    </style:style>
    <style:style style:name="P20" style:parent-style-name="Standard" style:family="paragraph">
      <style:text-properties style:font-name="Times New Roman"/>
    </style:style>
    <style:style style:name="T21" style:parent-style-name="DefaultParagraphFont" style:family="text">
      <style:text-properties style:font-name="Times New Roman" fo:font-weight="bold" style:font-weight-asian="bold"/>
    </style:style>
    <style:style style:name="T22" style:parent-style-name="DefaultParagraphFont" style:family="text">
      <style:text-properties style:font-name="Times New Roman" fo:font-weight="bold" style:font-weight-asian="bold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 fo:font-weight="bold" style:font-weight-asian="bold"/>
    </style:style>
    <style:style style:name="T25" style:parent-style-name="DefaultParagraphFont" style:family="text">
      <style:text-properties style:font-name="Times New Roman" fo:font-weight="bold" style:font-weight-asian="bold"/>
    </style:style>
    <style:style style:name="T26" style:parent-style-name="DefaultParagraphFont" style:family="text">
      <style:text-properties style:font-name="Times New Roman" fo:font-weight="bold" style:font-weight-asian="bold"/>
    </style:style>
    <style:style style:name="T27" style:parent-style-name="DefaultParagraphFont" style:family="text">
      <style:text-properties style:font-name="Times New Roman" fo:font-weight="bold" style:font-weight-asian="bold"/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 fo:font-weight="bold" style:font-weight-asian="bold"/>
    </style:style>
    <style:style style:name="P30" style:parent-style-name="Standard" style:family="paragraph">
      <style:text-properties style:font-name="Times New Roman"/>
    </style:style>
    <style:style style:name="T31" style:parent-style-name="DefaultParagraphFont" style:family="text">
      <style:text-properties style:font-name="Times New Roman" fo:font-weight="bold" style:font-weight-asian="bold"/>
    </style:style>
    <style:style style:name="T32" style:parent-style-name="DefaultParagraphFont" style:family="text">
      <style:text-properties style:font-name="Times New Roman" fo:font-weight="bold" style:font-weight-asian="bold"/>
    </style:style>
    <style:style style:name="T33" style:parent-style-name="DefaultParagraphFont" style:family="text">
      <style:text-properties style:font-name="Times New Roman" fo:font-weight="bold" style:font-weight-asian="bold"/>
    </style:style>
    <style:style style:name="T34" style:parent-style-name="DefaultParagraphFont" style:family="text">
      <style:text-properties style:font-name="Times New Roman" fo:font-weight="bold" style:font-weight-asian="bold"/>
    </style:style>
    <style:style style:name="T35" style:parent-style-name="DefaultParagraphFont" style:family="text">
      <style:text-properties style:font-name="Times New Roman" fo:font-weight="bold" style:font-weight-asian="bold"/>
    </style:style>
    <style:style style:name="T36" style:parent-style-name="DefaultParagraphFont" style:family="text">
      <style:text-properties style:font-name="Times New Roman" fo:font-weight="bold" style:font-weight-asian="bold"/>
    </style:style>
    <style:style style:name="T37" style:parent-style-name="DefaultParagraphFont" style:family="text">
      <style:text-properties style:font-name="Times New Roman" fo:font-weight="bold" style:font-weight-asian="bold"/>
    </style:style>
    <style:style style:name="T38" style:parent-style-name="DefaultParagraphFont" style:family="text">
      <style:text-properties style:font-name="Times New Roman" fo:font-weight="bold" style:font-weight-asian="bold"/>
    </style:style>
    <style:style style:name="T39" style:parent-style-name="DefaultParagraphFont" style:family="text">
      <style:text-properties style:font-name="Times New Roman" fo:font-weight="bold" style:font-weight-asian="bold"/>
    </style:style>
    <style:style style:name="T40" style:parent-style-name="DefaultParagraphFont" style:family="text">
      <style:text-properties style:font-name="Times New Roman" fo:font-weight="bold" style:font-weight-asian="bold"/>
    </style:style>
    <style:style style:name="T41" style:parent-style-name="DefaultParagraphFont" style:family="text">
      <style:text-properties style:font-name="Times New Roman" fo:font-weight="bold" style:font-weight-asian="bold"/>
    </style:style>
    <style:style style:name="T42" style:parent-style-name="DefaultParagraphFont" style:family="text">
      <style:text-properties style:font-name="Times New Roman" fo:font-weight="bold" style:font-weight-asian="bold"/>
    </style:style>
    <style:style style:name="T43" style:parent-style-name="DefaultParagraphFont" style:family="text">
      <style:text-properties style:font-name="Times New Roman" fo:font-weight="bold" style:font-weight-asian="bold"/>
    </style:style>
    <style:style style:name="P44" style:parent-style-name="Standard" style:family="paragraph">
      <style:text-properties style:font-name="Times New Roman"/>
    </style:style>
    <style:style style:name="T45" style:parent-style-name="DefaultParagraphFont" style:family="text">
      <style:text-properties style:font-name="Times New Roman" fo:font-weight="bold" style:font-weight-asian="bold"/>
    </style:style>
    <style:style style:name="T46" style:parent-style-name="DefaultParagraphFont" style:family="text">
      <style:text-properties style:font-name="Times New Roman" fo:font-weight="bold" style:font-weight-asian="bold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 fo:font-weight="bold" style:font-weight-asian="bold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 fo:font-weight="bold" style:font-weight-asian="bold"/>
    </style:style>
    <style:style style:name="T52" style:parent-style-name="DefaultParagraphFont" style:family="text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T54" style:parent-style-name="DefaultParagraphFont" style:family="text">
      <style:text-properties style:font-name="Times New Roman" fo:font-weight="bold" style:font-weight-asian="bold"/>
    </style:style>
    <style:style style:name="T55" style:parent-style-name="DefaultParagraphFont" style:family="text">
      <style:text-properties style:font-name="Times New Roman"/>
    </style:style>
    <style:style style:name="P56" style:parent-style-name="Standard" style:family="paragraph">
      <style:text-properties style:font-name="Times New Roman"/>
    </style:style>
    <style:style style:name="P57" style:parent-style-name="Standard" style:family="paragraph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T59" style:parent-style-name="DefaultParagraphFont" style:family="text">
      <style:text-properties style:font-name="Times New Roman" fo:font-weight="bold" style:font-weight-asian="bold"/>
    </style:style>
    <style:style style:name="P60" style:parent-style-name="Standard" style:family="paragraph">
      <style:text-properties style:font-name="Times New Roman"/>
    </style:style>
    <style:style style:name="T61" style:parent-style-name="DefaultParagraphFont" style:family="text">
      <style:text-properties style:font-name="Times New Roman" fo:font-weight="bold" style:font-weight-asian="bold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 fo:font-weight="bold" style:font-weight-asian="bold"/>
    </style:style>
    <style:style style:name="T64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65" style:parent-style-name="DefaultParagraphFont" style:family="text">
      <style:text-properties style:font-name="Times New Roman" fo:font-style="italic" style:font-style-asian="italic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 fo:font-style="italic" style:font-style-asian="italic"/>
    </style:style>
    <style:style style:name="T68" style:parent-style-name="DefaultParagraphFont" style:family="text">
      <style:text-properties style:font-name="Times New Roman"/>
    </style:style>
    <style:style style:name="P69" style:parent-style-name="Standard" style:family="paragraph">
      <style:text-properties style:font-name="Times New Roman"/>
    </style:style>
    <style:style style:name="P70" style:parent-style-name="Standard" style:family="paragraph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 fo:font-weight="bold" style:font-weight-asian="bold"/>
    </style:style>
    <style:style style:name="T73" style:parent-style-name="DefaultParagraphFont" style:family="text">
      <style:text-properties style:font-name="Times New Roman"/>
    </style:style>
    <style:style style:name="P74" style:parent-style-name="Standard" style:family="paragraph">
      <style:text-properties style:font-name="Times New Roman"/>
    </style:style>
    <style:style style:name="P75" style:parent-style-name="Standard" style:family="paragraph">
      <style:text-properties style:font-name="Times New Roman"/>
    </style:style>
    <style:style style:name="P76" style:parent-style-name="Standard" style:family="paragraph">
      <style:text-properties style:font-name="Times New Roman"/>
    </style:style>
    <style:style style:name="T77" style:parent-style-name="DefaultParagraphFont" style:family="text">
      <style:text-properties style:font-name="Times New Roman" fo:font-weight="bold" style:font-weight-asian="bold"/>
    </style:style>
    <style:style style:name="T78" style:parent-style-name="DefaultParagraphFont" style:family="text">
      <style:text-properties style:font-name="Times New Roman" fo:font-weight="bold" style:font-weight-asian="bold"/>
    </style:style>
    <style:style style:name="T79" style:parent-style-name="DefaultParagraphFont" style:family="text">
      <style:text-properties style:font-name="Times New Roman" fo:font-weight="bold" style:font-weight-asian="bold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5" style:parent-style-name="DefaultParagraphFont" style:family="text">
      <style:text-properties style:font-name="Times New Roman" style:font-name-asian="Times New Roman" style:font-name-complex="Times New Roman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7" style:parent-style-name="DefaultParagraphFont" style:family="text">
      <style:text-properties style:font-name="Times New Roman" style:font-name-asian="Times New Roman" style:font-name-complex="Times New Roman"/>
    </style:style>
    <style:style style:name="T88" style:parent-style-name="DefaultParagraphFont" style:family="text">
      <style:text-properties style:font-name="Times New Roman" style:font-name-asian="Times New Roman" style:font-name-complex="Times New Roman"/>
    </style:style>
    <style:style style:name="T89" style:parent-style-name="DefaultParagraphFont" style:family="text">
      <style:text-properties style:font-name="Times New Roman" style:font-name-asian="Times New Roman" style:font-name-complex="Times New Roman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" style:parent-style-name="DefaultParagraphFont" style:family="text">
      <style:text-properties style:font-name="Times New Roman" style:font-name-asian="Times New Roman" style:font-name-complex="Times New Roman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2" style:parent-style-name="DefaultParagraphFont" style:family="text">
      <style:text-properties style:font-name="Times New Roman" style:font-name-asian="Times New Roman" style:font-name-complex="Times New Roman"/>
    </style:style>
    <style:style style:name="T103" style:parent-style-name="DefaultParagraphFont" style:family="text">
      <style:text-properties style:font-name="Times New Roman" style:font-name-asian="Times New Roman" style:font-name-complex="Times New Roman"/>
    </style:style>
    <style:style style:name="T104" style:parent-style-name="DefaultParagraphFont" style:family="text">
      <style:text-properties style:font-name="Times New Roman" style:font-name-asian="Times New Roman" style:font-name-complex="Times New Roman"/>
    </style:style>
    <style:style style:name="T105" style:parent-style-name="DefaultParagraphFont" style:family="text">
      <style:text-properties style:font-name="Times New Roman" style:font-name-asian="Times New Roman" style:font-name-complex="Times New Roman"/>
    </style:style>
    <style:style style:name="P106" style:parent-style-name="Standard" style:family="paragraph">
      <style:text-properties fo:font-weight="bold" style:font-weight-asian="bold"/>
    </style:style>
    <style:style style:name="P107" style:parent-style-name="Standard" style:family="paragraph">
      <style:text-properties fo:font-weight="bold" style:font-weight-asian="bold"/>
    </style:style>
    <style:style style:name="P108" style:parent-style-name="Standard" style:family="paragraph">
      <style:text-properties fo:font-weight="bold" style:font-weight-asian="bold"/>
    </style:style>
    <style:style style:name="T109" style:parent-style-name="DefaultParagraphFont" style:family="text">
      <style:text-properties fo:font-weight="bold" style:font-weight-asian="bold"/>
    </style:style>
    <style:style style:name="T110" style:parent-style-name="DefaultParagraphFont" style:family="text">
      <style:text-properties fo:font-weight="bold" style:font-weight-asian="bold"/>
    </style:style>
    <style:style style:name="P111" style:parent-style-name="Standard" style:family="paragraph">
      <style:text-properties fo:font-weight="bold" style:font-weight-asian="bold"/>
    </style:style>
    <style:style style:name="P112" style:parent-style-name="Standard" style:family="paragraph">
      <style:text-properties fo:font-weight="bold" style:font-weight-asian="bold"/>
    </style:style>
    <style:style style:name="P113" style:parent-style-name="Standard" style:family="paragraph">
      <style:text-properties fo:font-weight="bold" style:font-weight-asian="bold"/>
    </style:style>
    <style:style style:name="P114" style:parent-style-name="Standard" style:family="paragraph">
      <style:text-properties style:font-name="Times New Roman"/>
    </style:style>
    <style:style style:name="P115" style:parent-style-name="Standard" style:family="paragraph">
      <style:text-properties style:font-name="Times New Roman"/>
    </style:style>
    <style:style style:name="P116" style:parent-style-name="Standard" style:family="paragraph">
      <style:text-properties style:font-name="Times New Roman"/>
    </style:style>
    <style:style style:name="P117" style:parent-style-name="Standard" style:family="paragraph">
      <style:text-properties style:font-name="Times New Roman"/>
    </style:style>
  </office:automatic-styles>
  <office:body>
    <office:text text:use-soft-page-breaks="true">
      <text:p text:style-name="P1">Functions in python</text:p>
      <text:p text:style-name="Standard"><text:span text:style-name="T2">str()</text:span><text:span text:style-name="T3"><text:s/>Turns non strings into strings</text:span></text:p>
      <text:p text:style-name="Standard"><text:span text:style-name="T4">len()<text:s/></text:span><text:span text:style-name="T5">displayes number of letters in a string</text:span></text:p>
      <text:p text:style-name="Standard"><text:span text:style-name="T6">.lower()<text:s/></text:span><text:span text:style-name="T7">makes a string all in lower cases</text:span></text:p>
      <text:p text:style-name="Standard"><text:span text:style-name="T8">.upper()</text:span><text:span text:style-name="T9"><text:s/>makes a string all upper<text:s/></text:span><text:span text:style-name="T10">cases</text:span></text:p>
      <text:p text:style-name="P11"/>
      <text:p text:style-name="P12">For an (') you use \' to compete the sentence.</text:p>
      <text:p text:style-name="P13">Example:</text:p>
      <text:p text:style-name="P14">Instead of 'There's a snake in my boot!'</text:p>
      <text:p text:style-name="Standard"><text:span text:style-name="T15">Use<text:s/></text:span><text:span text:style-name="T16">'There\'s a snake in my boot!'</text:span></text:p>
      <text:p text:style-name="P17"/>
      <text:p text:style-name="P18">Importing Datetime:</text:p>
      <text:p text:style-name="P19">Use:</text:p>
      <text:p text:style-name="P20">from datetime import datetime to import the date time library so we can use it</text:p>
      <text:p text:style-name="Standard"><text:span text:style-name="T21">datetime.now</text:span><text:span text:style-name="T22">()</text:span><text:span text:style-name="T23"><text:s/>imports the current date and time</text:span></text:p>
      <text:p text:style-name="Standard"><text:span text:style-name="T24">.year</text:span></text:p>
      <text:p text:style-name="Standard"><text:span text:style-name="T25">.month</text:span></text:p>
      <text:p text:style-name="Standard"><text:span text:style-name="T26">.day</text:span></text:p>
      <text:p text:style-name="Standard"><text:span text:style-name="T27">.hour</text:span></text:p>
      <text:p text:style-name="Standard"><text:span text:style-name="T28">.second</text:span></text:p>
      <text:p text:style-name="Standard"><text:span text:style-name="T29">.minute</text:span></text:p>
      <text:p text:style-name="P30"/>
      <text:p text:style-name="Standard"><text:span text:style-name="T31">comparators</text:span></text:p>
      <text:p text:style-name="Standard"><text:span text:style-name="T32">==<text:s/></text:span><text:span text:style-name="T33"><text:tab/>equal to</text:span></text:p>
      <text:p text:style-name="Standard"><text:span text:style-name="T34">!=<text:s/></text:span><text:span text:style-name="T35"><text:tab/>not equal to</text:span></text:p>
      <text:p text:style-name="Standard"><text:span text:style-name="T36">&lt;<text:s/></text:span><text:span text:style-name="T37"><text:tab/>less than</text:span></text:p>
      <text:p text:style-name="Standard"><text:span text:style-name="T38">&lt;=</text:span><text:span text:style-name="T39"><text:tab/>less than or equal to</text:span></text:p>
      <text:p text:style-name="Standard"><text:span text:style-name="T40">&gt;</text:span><text:span text:style-name="T41"><text:tab/>greater than</text:span></text:p>
      <text:p text:style-name="Standard"><text:span text:style-name="T42">&gt;=<text:s/></text:span><text:span text:style-name="T43"><text:tab/>greater than or equal to</text:span></text:p>
      <text:p text:style-name="P44"/>
      <text:p text:style-name="Standard"><text:span text:style-name="T45">boolean operators</text:span></text:p>
      <text:p text:style-name="Standard"><text:span text:style-name="T46">and<text:s/></text:span><text:span text:style-name="T47">checks if both the statements<text:s/></text:span><text:span text:style-name="T48">are True</text:span></text:p>
      <text:p text:style-name="Standard"><text:span text:style-name="T49">or<text:s/></text:span><text:span text:style-name="T50">checks if any of the statements are True</text:span></text:p>
      <text:p text:style-name="Standard"><text:span text:style-name="T51">not<text:s/></text:span><text:span text:style-name="T52">gives the opposite of the statement</text:span></text:p>
      <text:p text:style-name="P53"/>
      <text:p text:style-name="Standard"><text:span text:style-name="T54">.isalpha()<text:s/></text:span><text:span text:style-name="T55">returns false when input has a non letter input. So it will return false if the input has a number in it.</text:span></text:p>
      <text:p text:style-name="P56"/>
      <text:p text:style-name="P57">a="apple"</text:p>
      <text:p text:style-name="P58">print a[1:3]</text:p>
      <text:p text:style-name="Standard"><text:span text:style-name="T59">output: ppl</text:span></text:p>
      <text:p text:style-name="P60"/>
      <text:p text:style-name="Standard"><text:span text:style-name="T61">raw_input()<text:s/></text:span><text:span text:style-name="T62">To in to the script</text:span></text:p>
      <text:p text:style-name="Standard"><text:span text:style-name="T63">From<text:s/></text:span><text:span text:style-name="T64">Module input function</text:span></text:p>
      <text:p text:style-name="Standard"><text:span text:style-name="T65">Module<text:s/></text:span><text:span text:style-name="T66">Things like math and os</text:span></text:p>
      <text:p text:style-name="Standard"><text:span text:style-name="T67">Function<text:s/></text:span><text:span text:style-name="T68">Parts of the module like sqrt() and others</text:span></text:p>
      <text:p text:style-name="P69"/>
      <text:p text:style-name="P70">Input all functions in a module</text:p>
      <text:p text:style-name="Standard"><text:span text:style-name="T71">From<text:s/></text:span><text:span text:style-name="T72">Math<text:s/></text:span><text:span text:style-name="T73">import *</text:span></text:p>
      <text:p text:style-name="P74"/>
      <text:p text:style-name="P75"/>
      <text:p text:style-name="P76">Functions Built in:</text:p>
      <text:soft-page-break/>
      <text:p text:style-name="Standard"><text:span text:style-name="T77">Max()</text:span></text:p>
      <text:p text:style-name="Standard"><text:span text:style-name="T78">Min()</text:span></text:p>
      <text:p text:style-name="Standard"><text:span text:style-name="T79">Abs()</text:span></text:p>
      <text:p text:style-name="Standard"><text:span text:style-name="T80">type()</text:span></text:p>
      <text:p text:style-name="Standard"/>
      <text:p text:style-name="Standard"/>
      <text:p text:style-name="Standard"><text:span text:style-name="T81">List:</text:span></text:p>
      <text:p text:style-name="Standard"><text:span text:style-name="T82">Look<text:s/></text:span><text:span text:style-name="T83">like this form:</text:span></text:p>
      <text:p text:style-name="Standard"/>
      <text:p text:style-name="Standard"><text:span text:style-name="T84">This_Is_a_list[string or numbers]<text:s/></text:span></text:p>
      <text:p text:style-name="Standard"><text:span text:style-name="T85">Here is an example:</text:span></text:p>
      <text:p text:style-name="Standard"/>
      <text:p text:style-name="Standard"><text:span text:style-name="T86">List[1,2,3,4,5,6]</text:span></text:p>
      <text:p text:style-name="Standard"><text:span text:style-name="T87">Say you wanted to replace '4' with 9</text:span></text:p>
      <text:p text:style-name="Standard"><text:span text:style-name="T88">The index counts for the above with the below</text:span></text:p>
      <text:p text:style-name="Standard"><text:span text:style-name="T89">List: <text:s text:c="3"/></text:span><text:span text:style-name="T90">List = [1,2,3,4,5,6]</text:span></text:p>
      <text:p text:style-name="Standard"><text:span text:style-name="T91">Index:<text:s/></text:span><text:span text:style-name="T92">List = [0,1,2,3,4,5]</text:span></text:p>
      <text:p text:style-name="Standard"><text:span text:style-name="T93">If you want to replace '</text:span><text:span text:style-name="T94">4' with '9' you must do this:<text:s/></text:span></text:p>
      <text:p text:style-name="Standard"><text:span text:style-name="T95">List[3]=9</text:span></text:p>
      <text:p text:style-name="Standard"/>
      <text:p text:style-name="Standard"><text:span text:style-name="T96">To insert another part into a list, you simply use .append()</text:span></text:p>
      <text:p text:style-name="Standard"><text:span text:style-name="T97">So with List:</text:span></text:p>
      <text:p text:style-name="Standard"><text:span text:style-name="T98">List.append(7)</text:span></text:p>
      <text:p text:style-name="Standard"><text:span text:style-name="T99">This will add it to the end making List= 7 numbers</text:span></text:p>
      <text:p text:style-name="Standard"/>
      <text:p text:style-name="Standard"/>
      <text:p text:style-name="Standard"><text:span text:style-name="T100">If you want slice a list and string do as follows <text:s/></text:span></text:p>
      <text:p text:style-name="Normal">animals = "catdogfrog"</text:p>
      <text:p text:style-name="Normal">cat <text:s/>= animals[:3] <text:s/></text:p>
      <text:p text:style-name="Normal">dog <text:s/>= animals [3:6] <text:s text:c="7"/></text:p>
      <text:p text:style-name="Normal">frog = animals [6:11] <text:s text:c="7"/></text:p>
      <text:p text:style-name="Standard"><text:span text:style-name="T101">It goes List[index begin : Index before end]<text:s/></text:span></text:p>
      <text:p text:style-name="Standard"><text:span text:style-name="T102">Note how cat, the 't' ends on 2 it goes 012 for cat but its animals[0;3]</text:span></text:p>
      <text:p text:style-name="Standard"/>
      <text:p text:style-name="Standard"><text:span text:style-name="T103">If you want the index of a string or value in a list</text:span><text:span text:style-name="T104"><text:s/>use .index()<text:s/></text:span></text:p>
      <text:p text:style-name="Standard"><text:span text:style-name="T105">Here is an example:<text:s/></text:span></text:p>
      <text:p text:style-name="P106">animals = ["ant", "bat", "cat"]</text:p>
      <text:p text:style-name="P107">print animals.index("bat")</text:p>
      <text:p text:style-name="P108">prints 1</text:p>
      <text:p text:style-name="Standard"/>
      <text:p text:style-name="Standard">For loops<text:s/></text:p>
      <text:p text:style-name="Standard"/>
      <text:p text:style-name="Standard">To call a value in a list you use a for loop in the formal</text:p>
      <text:p text:style-name="Standard">For<text:s/><text:span text:style-name="T109">variable<text:s/></text:span>in<text:s/><text:span text:style-name="T110">listname:</text:span></text:p>
      <text:p text:style-name="P111"><text:tab/>Variable=function done to the variable<text:s/></text:p>
      <text:p text:style-name="P112"><text:tab/>Print number<text:s/></text:p>
      <text:p text:style-name="P113"/>
      <text:p text:style-name="Standard">Animals.insert(index number, value/string)<text:s/></text:p>
      <text:p text:style-name="Standard">Animals.index(value)<text:s/></text:p>
      <text:p text:style-name="Standard">Animals.sort(value/string)<text:s/></text:p>
      <text:p text:style-name="Standard">Animals.remove(value/string)</text:p>
      <text:p text:style-name="Standard"/>
      <text:p text:style-name="Standard"/>
      <text:p text:style-name="P114"/>
      <text:p text:style-name="P115"/>
      <text:p text:style-name="P116"><text:s/></text:p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w Durkiewicz (Student)</meta:initial-creator>
    <dc:creator>Andrew Durkiewicz (Student)</dc:creator>
    <meta:creation-date>2015-06-18T01:08:00Z</meta:creation-date>
    <dc:date>2015-06-18T02:31:00Z</dc:date>
    <meta:template xlink:href="Normal" xlink:type="simple"/>
    <meta:editing-cycles>3</meta:editing-cycles>
    <meta:editing-duration>PT4980S</meta:editing-duration>
    <meta:document-statistic meta:page-count="3" meta:paragraph-count="4" meta:word-count="350" meta:character-count="2346" meta:row-count="16" meta:non-whitespace-character-count="2000"/>
  </office:meta>
</office:document-meta>
</file>